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Эпиграф">
      <style:paragraph-properties fo:text-align="end" style:justify-single-word="false"/>
    </style:style>
    <style:style style:name="P2" style:family="paragraph" style:parent-style-name="Text_20_body">
      <style:text-properties officeooo:paragraph-rsid="0005ce19"/>
    </style:style>
    <style:style style:name="P3" style:family="paragraph" style:parent-style-name="Heading_20_1" style:master-page-name="Standard">
      <style:paragraph-properties style:page-number="auto"/>
    </style:style>
    <style:style style:name="T1" style:family="text">
      <style:text-properties style:language-asian="ru" style:country-asian="RU"/>
    </style:style>
    <style:style style:name="T2" style:family="text">
      <style:text-properties officeooo:rsid="0005ce19" style:language-asian="ru" style:country-asian="RU"/>
    </style:style>
    <style:style style:name="T3" style:family="text">
      <style:text-properties fo:color="#333333" style:language-asian="ru" style:country-asian="RU"/>
    </style:style>
    <style:style style:name="T4" style:family="text">
      <style:text-properties officeooo:rsid="0005ce19"/>
    </style:style>
    <style:style style:name="T5" style:family="text">
      <style:text-properties fo:font-style="italic" style:language-asian="ru" style:country-asian="RU"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Проклятие режиссёра и проклятые принтеры</text:span></text:h>
      <text:p text:style-name="Subtitle"><text:span text:style-name="T1">В этой главе мы порассуждаем о деньгах, рынках и энтропии.</text:span></text:p>
      <text:p text:style-name="P1">Наблюдение Хонгрена:<text:line-break/><text:span text:style-name="T1">Среди экономистов реальный мир зачастую считается частным случаем.</text:span></text:p>
      <text:p text:style-name="P2">Экономика — большая, серьёзная, но своеобразная наука. Несомненно, она жизненно необходима, как дисциплина, изучающая реальное и важное явление нашего мира: экономическую действительность. Экономическая наука стремится к доказуемости и формализации, в ней много математики, подчас сложной и интересной. Однако, открыв серьёзный экономический учебник, вы, скорее всего, обнаружите какие-то сравнительно несложные выкладки, готовые рецепты и кучу неформальных рассуждений в таком духе: «но на самом деле всё может быть не так и, вообще, как угодно, если на то будет воля ключевых игроков или правительства». В конце концов, может сложиться ощущение, что в этой дисциплине важнее интуиция, знание психологии и умение воспринимать общий контекст, <text:span text:style-name="T4">нежели</text:span> точный расчёт и скурпулёзное рассмотрение деталей (речь об экономике, а не о бухгалтерии). Наконец, <text:span text:style-name="T4">в наше время </text:span>почти половина липовых диссертаций пишется именно по экономике, стало быть, не так уж и сложно наукообразно <text:span text:style-name="T4">и безответственно </text:span>рассуждать на экономические темы. Попробуем и мы свои силы на этом поприще, благо, нигде так остро не воспринимается несправедливость этого мира, как в вопросе распределения богатства. К тому же, чем бы ни занимался человек, какой бы профессией ни владел, он вовлечён в экономику и её игры, от законов экономики, как и от законов физики <text:span text:style-name="T4">никуда </text:span>не спрятаться.</text:p>
      <text:p text:style-name="P2"><text:span text:style-name="T1">Из всей массы задач, р</text:span><text:span text:style-name="T2">ассматриваемых и р</text:span><text:span text:style-name="T1">ешаемых математической экономикой, мы рассмотрим лишь одну — каким образом получается так, что даже при равных условиях для всех участников рынка и </text:span><text:span text:style-name="T2">при </text:span><text:span text:style-name="T1">справедливом обмене средствами, бедных становится больше чем богатых; и почему даже идеальное </text:span><text:span text:style-name="T2">(с математической позиции) </text:span><text:span text:style-name="T1">общество оказывается склонно к финансовому неравенству. Ну, и попутно узнаем кое-что </text:span><text:span text:style-name="T2">фундаментальное и полезное</text:span><text:span text:style-name="T1"> о математической статистике и </text:span><text:span text:style-name="T2">о </text:span><text:span text:style-name="T1">распределениях случайных величин.</text:span></text:p>
      <text:p text:style-name="P2"><text:span text:style-name="T1">Я физик </text:span><text:span text:style-name="T2">и </text:span><text:span text:style-name="T1">по образованию и по профессии. </text:span><text:span text:style-name="T2">М</text:span><text:span text:style-name="T1">оя профессиональная деформация выражается в своеобразном взгляде на мир, как на множество разнообразных физических систем и процессов. С точки зрения физика, реальный рынок — это </text:span><text:span text:style-name="T5">существенно нестационарная открытая система, со множеством степеней свободы</text:span><text:span text:style-name="T1">, в которой важную роль играют стохастические (случайные) процессы. В этом смысле рынок похож на предмет изучения таких разделов физики, как </text:span><text:span text:style-name="термин">термодинамика </text:span><text:span text:style-name="T1">и </text:span><text:span text:style-name="термин">статистическая физика</text:span><text:span text:style-name="T1">, в которых, ввиду невозможности рассмотреть всё неисчислимое количество деталей и поведение всех составляющих частей системы, </text:span><text:span text:style-name="T2">исследователь </text:span><text:span text:style-name="T1">переход</text:span><text:span text:style-name="T2">и</text:span><text:span text:style-name="T1">т к обобщающим и измеримым её свойствам, таким как </text:span><text:span text:style-name="T5">энергия</text:span><text:span text:style-name="T1">, </text:span><text:span text:style-name="T5">температура</text:span><text:span text:style-name="T1"> или </text:span><text:span text:style-name="T5">давление</text:span><text:span text:style-name="T1">. Неудивительно, что попытки термодинамического описания экономических систем и создания </text:span><text:span text:style-name="T2">научной </text:span><text:span text:style-name="термин">эконофизики</text:span><text:span text:style-name="T1"> предпринимаются уже более ста лет. Но вот беда: пока </text:span><text:soft-page-break/><text:span text:style-name="T1">учёные рассматривают детали, обобщают полученные знания и ведут споры о фундаментальных законах, основной объект изучения — экономическая действительность, успевает поменяться до неузнаваемости. Её поведение как будто стремится сохранить, а то и увеличить свои неопределённость и непредсказуемость.</text:span></text:p>
      <text:p text:style-name="P2"><text:span text:style-name="T1">Хорошим примером служит двухвековая история использования технического анализа при игре на фондовой бирже. Когда появляется новый мощный инструмент, позволяющий нащупать скрытые закономерности и предсказать курс ценной бумаги или акции, он начинает приносить прибыль тем, кто его использует. Но вскоре рынок начинает «чувствовать» новых игроков и подстраиваться под их стратегию, точность предсказаний замечательного </text:span><text:span text:style-name="T2">нового </text:span><text:span text:style-name="T1">метода начинает падать и, спустя какое-то время, он попадает в </text:span><text:span text:style-name="T2">огромный</text:span><text:span text:style-name="T1"> список устаревших и не слишком надёжных инструментов. Ни современные гибкие самообучающиеся нейросетевые алгоритмы, ни сверхскоростные роботы-трейдеры, совершающие миллионы операций в минуту, не поменяли за минувшие два десятилетия основное свойство биржевой игры — её непредсказуемость. И до сих пор основными достоинствами профессионала в этой отрасли являются воля, выдержка характера, несклонность к азарту… ну, или владение биржей. Всё как в казино, где игры основаны на чистой случайности! С одной стороны, это, конечно, обидно, а с другой — даёт повод постоянно совершенствовать методы и подходы. Когда-то и теория вероятностей и математическая статистика родились из попыток анализа азартных и экономических игр и только потом нашли применение почти во всех естественных науках.</text:span></text:p>
      <text:p text:style-name="P2"><text:span text:style-name="T1">Мы в дальнейших рассуждениях будем говорить о деньгах, но эта привычная повседневно используемая категория на удивление сложна и неоднозначна. Смысл и ценность денег зависит от множества факторов, и называя вне контекста некую денежную сумму, мы ничего не говорим о её реальной ценности. Это отличает денежные величины от большинства физических величин, описывающих наш мир и здорово мешает проводить строгие рассуждения в экономике. Но цель нашего разговора: математические основы законов подлости, повседневных, понятных и простых. Поэтому в дальнейшем мы будем говорить о неких «рублях», имея в виду формальный билетик или монетку, и подразумевая, что чем больше этих «рублей» у кого-то, тем он «богаче». Прочие же рассуждения о покупательской способности, нематериальных или неликвидных ценностях, о «не в деньгах счастье», наконец, мы оставим за рамками разговора.</text:span></text:p>
      <text:p text:style-name="Subtitle"><text:span text:style-name="T1">Подходите, всем хватит!</text:span></text:p>
      <text:p text:style-name="Subtitle"><text:span text:style-name="T1"/></text:p>
      <text:p text:style-name="Subtitle"><text:span text:style-name="T1">Начнём с анализа справедливости некоторых простых стратегий раздачи известного количества денег конечной группе людей.</text:span></text:p>
      <text:p text:style-name="Subtitle"><text:span text:style-name="T1"/></text:p>
      <text:p text:style-name="Subtitle"><text:span text:style-name="T1">Первая, самая очевидная стратегия: «взять всё, да и поделить», то есть выделить каждому члену группы по равной доле общей суммы. Такое распределение называется вырожденным, оно имеет индекс Джини равный нулю и соответствует кривой равенства на диаграмме Лоренца. </text:span></text:p>
      <text:p text:style-name="Subtitle"><text:span text:style-name="T1"/></text:p>
      <text:p text:style-name="Subtitle"><text:soft-page-break/><text:span text:style-name="T1"/></text:p>
      <text:p text:style-name="Subtitle"><text:span text:style-name="T1"/></text:p>
      <text:p text:style-name="Subtitle"><text:span text:style-name="T1">Абсолютно справедливое вырожденное распределение денег: у всех всё поровну.</text:span></text:p>
      <text:p text:style-name="Subtitle"><text:span text:style-name="T1"/></text:p>
      <text:p text:style-name="Subtitle"><text:span text:style-name="T1">Прекрасный вариант! Назовём его «стратегией Шарикова» в честь героя повести Михаила Булгакова «Собачье сердце», который именно таким способом предлагал решить все экономические вопросы.</text:span></text:p>
      <text:p text:style-name="Subtitle"><text:span text:style-name="T1"/></text:p>
      <text:p text:style-name="Subtitle"><text:span text:style-name="T1">Вторая, более реалистичная стратегия заключается в многократной раздаче всем по одному рублю в случайном порядке. Кому как повезёт. Можем назвать эту стратегию «пуассоновской», поскольку именно таким образом распределяются по временной шкале независимые случайные события в процессе Пуассона. Для группы из <text:s/>человек вероятность каждого из участников получить рубль составляет . После раздачи таким образом <text:s/>рублей, каждый должен получить сумму равную количеству таких «положительных» исходов. Функция вероятности для подобной суммы хорошо известна — это биномиальное распределение, похожее на колокол, симметрично разбегающийся вокруг среднего значения . Обычно с ним знакомят на примере вычисления вероятности получить указанную сумму, бросая игральные кости. Для больших значений <text:s/>биномиальное распределение становится практически неотличимым от нормального. Давайте посмотрим как будет меняться, по мере раздачи денег, распределение денег в группе и его справедливость.</text:span></text:p>
      <text:p text:style-name="Subtitle"><text:span text:style-name="T1"/></text:p>
      <text:p text:style-name="Subtitle"><text:span text:style-name="T1"/></text:p>
      <text:p text:style-name="Subtitle"><text:span text:style-name="T1"/></text:p>
      <text:p text:style-name="Subtitle"><text:span text:style-name="T1">Результатом раздачи денег по принципу «на кого бог пошлёт» является биномиальное распределение. Чем больше денег мы раздаём, тем больше становится значение среднего и разброс, но вероятность не получить ничего практически исчезает. </text:span></text:p>
      <text:p text:style-name="Subtitle"><text:span text:style-name="T1"/></text:p>
      <text:p text:style-name="Subtitle"><text:span text:style-name="T1">Алгоритм пуассоновской стратегии</text:span></text:p>
      <text:p text:style-name="Subtitle"><text:span text:style-name="T1">Это распределение, с точки зрения справедливости, очень неплохо выглядит, более того, оно становится тем справедливее, чем больше денег мы раздаём публике! Просто замечательно! Жаль, что общество устроено не так и дождь из денег не сыплется на всех нас поровну.</text:span></text:p>
      <text:p text:style-name="Subtitle"><text:span text:style-name="T1"/></text:p>
      <text:p text:style-name="Subtitle"><text:soft-page-break/><text:span text:style-name="T1">Для полноты картины, давайте рассмотрим ещё одно простое искусственное распределение денег — равномерное. При таком распределении бедных будет столько же сколько и богатых.</text:span></text:p>
      <text:p text:style-name="Subtitle"><text:span text:style-name="T1"/></text:p>
      <text:p text:style-name="Subtitle"><text:span text:style-name="T1"/></text:p>
      <text:p text:style-name="Subtitle"><text:span text:style-name="T1"/></text:p>
      <text:p text:style-name="Subtitle"><text:span text:style-name="T1">Равномерное распределение не означает, что деньги распределяются по всем равномерно. При таком распределении число богатых, бедных и середнячков одинаково, но деньги в основном принадлежат богатым. </text:span></text:p>
      <text:p text:style-name="Subtitle"><text:span text:style-name="T1"/></text:p>
      <text:p text:style-name="Subtitle"><text:span text:style-name="T1">Алгоритм стратегии равномерной раздачи</text:span></text:p>
      <text:p text:style-name="Subtitle"><text:span text:style-name="T1">Для равномерного распределения кривая Лоренца представляет собой квадратичную параболу, а если левая граница распределения равна нулю, то эта парабола независима от положения правой границы, и индекс Джини для всех таких распределений равен в точности . Такое значение индекса (но не такое распределение!) был, например у экономики Австралии в 2000-е годы — это вполне неплохой показатель.</text:span></text:p>
      <text:p text:style-name="Subtitle"><text:span text:style-name="T1"/></text:p>
      <text:p text:style-name="Subtitle"><text:span text:style-name="T1">Однако рынок есть рынок! Рассмотренные выше распределения хороши, но требуют специальных условий для своего возникновения. Если дать людям волю обмениваться деньгами, менять деньги на услуги, копить их и проматывать в одну ночь, идеальные распределения потеряют устойчивость и превратятся в какие-нибудь другие. </text:span></text:p>
      <text:p text:style-name="Subtitle"><text:span text:style-name="T1"/></text:p>
      <text:p text:style-name="Subtitle"><text:span text:style-name="T1">Новая экономическая политика!</text:span></text:p>
      <text:p text:style-name="Subtitle"><text:span text:style-name="T1"/></text:p>
      <text:p text:style-name="Subtitle"><text:span text:style-name="T1">Рассмотрим группу из <text:s/>человек. В результате революции раздадим всем участникам эксперимента по равной денежной сумме — по <text:s/>рублей каждому, получив самое справедливое шариковское распределение средств в обществе. Теперь предоставим им свободу богатеть и беднеть по воле собственной судьбы и построим примитивную модель рынка. Попросим кого-нибудь, случайно выбранного, отдать один рубль любому человеку из группы, так же выбранному случайно. Скажем, что это приобретение некой услуги по фиксированной цене. Распределение богатства ожидаемо изменится: у кого-то денег станет меньше, у кого-то больше. Станем повторять процедуру обмена снова и снова и посмотрим на то, как будет изменяться распределение богатства в группе. </text:span></text:p>
      <text:p text:style-name="Subtitle"><text:span text:style-name="T1"/></text:p>
      <text:p text:style-name="Subtitle"><text:soft-page-break/><text:span text:style-name="T1">Разумно перед проведением эксперимента поразмыслить, что же мы ожидаем увидеть. Обмен деньгами между участниками происходит равновероятно, как в случае пуассоновской стратегии раздачи денег, но в тоже время игроки и теряют деньги, причём по такому же пуассоновскому принципу и с такой же интенсивностью. Таким образом, можно предположить, что как положительные, так и отрицательные приращения будут нормально распределены и расположены симметрично относительно нуля. Каждый игрок, в конечном итоге, будет получать разность этих приращений, которая для двух нормально распределённых случайных величин будет тоже нормально распределена, в данном случае, вокруг нуля, так как потери и выигрыши симметричны. </text:span></text:p>
      <text:p text:style-name="Subtitle"><text:span text:style-name="T1"/></text:p>
      <text:p text:style-name="Subtitle"><text:span text:style-name="T1"/></text:p>
      <text:p text:style-name="Subtitle"><text:span text:style-name="T1"/></text:p>
      <text:p text:style-name="Subtitle"><text:span text:style-name="T1">После множества обменов каждый игрок получит и потеряет сумму, подчиняющуюся распределению, близкому к нормальному. Суммарный доход также будет нормально распределён вокруг нуля.</text:span></text:p>
      <text:p text:style-name="Subtitle"><text:span text:style-name="T1"/></text:p>
      <text:p text:style-name="Subtitle"><text:span text:style-name="T1">Таким образом, мы получаем классическое случайное блуждание с нормально распределёнными приращениями и можем ожидать некой диффузии средств вокруг среднего значения . Функция вероятности должна размываться, увеличивая дисперсию при неизменном среднем значении. Вроде бы, всё просто.</text:span></text:p>
      <text:p text:style-name="Subtitle"><text:span text:style-name="T1"/></text:p>
      <text:p text:style-name="Subtitle"><text:span text:style-name="T1">Но есть нюанс. Если, по каким-то причинам, у кого-либо из группы не осталось средств, он не сможет приобретать услуги, отдавая деньги, но, в тоже время, может их получать. Возможное значение благосостояния ограничено слева нулём, а значит диффузия богатства не сможет распространяться бесконечно и наблюдаемая функция вероятности, рано или поздно, перестанет быть симметричной. </text:span></text:p>
      <text:p text:style-name="Subtitle"><text:span text:style-name="T1"/></text:p>
      <text:p text:style-name="Subtitle"><text:span text:style-name="T1">Есть ещё один нюанс. Количество денег в нашей замкнутой системе ограничено и неизменно, это значит, что случайные блуждания не независимы. Какой-нибудь везучий игрок сможет получить очень большие суммы и уйти от ансамбля очень далеко, но только если общая масса обеднеет. Участников эксперимента стягивает невидимой сетью закон сохранения денег в системе. К чему же будет стремиться распределение денег таких условиях? Похоже, ответ не столь очевиден, как может показаться на первый взгляд, давайте обратимся к имитационному моделированию и посмотрим что у нас получится.</text:span></text:p>
      <text:p text:style-name="Subtitle"><text:span text:style-name="T1"/></text:p>
      <text:p text:style-name="Subtitle"><text:span text:style-name="T1"/></text:p>
      <text:p text:style-name="Subtitle"><text:soft-page-break/><text:span text:style-name="T1"/></text:p>
      <text:p text:style-name="Subtitle"><text:span text:style-name="T1">Результат имитационного моделирования для обмена равным количеством денег для <text:s/>и . Сначала, действительно, наблюдается явление, подобное диффузии, но по мере достижения функцией вероятности левой границы, распределение стремится к характерной несимметричной и не очень справедливой форме с коэффициентом Джини близкому к .</text:span></text:p>
      <text:p text:style-name="Subtitle"><text:span text:style-name="T1"/></text:p>
      <text:p text:style-name="Subtitle"><text:span text:style-name="T1">Алгоритм обмена равными суммами</text:span></text:p>
      <text:p text:style-name="Subtitle"><text:span text:style-name="T1">Если эту книжку читает физик, то он сможет уверенно предположить что это может быть за распределение, он назовёт его распределением Гиббса. Внимательный читатель может вспомнить, что мы уже встречались с подобной картинкой и с таким индексом Джини, когда рассматривали фрустрацию во время ожидания автобуса. Тогда мы рассматривали распределение интервалов между пуассоновскими событиями, которое описывалось экспоненциальным распределением. Оба этих проницательных господина будут правы, называя разными именами одно и то же замечательно распределение.</text:span></text:p>
      <text:p text:style-name="Subtitle"><text:span text:style-name="T1"/></text:p>
      <text:p text:style-name="Subtitle"><text:span text:style-name="T1">Люди — молекулы</text:span></text:p>
      <text:p text:style-name="Subtitle"><text:span text:style-name="T1"/></text:p>
      <text:p text:style-name="Subtitle"><text:span text:style-name="T1">Распределение Гиббса — это из области статистической физики. Здесь описываются свойства систем, называемых красивым словом «ансамбль», которые состоят из великого множества взаимодействующих элементов, чаще всего, частиц. В ансамбле можно выделять произвольные подсистемы (например, отдельные частицы или их группы) и ставить им в соответствие некие функции состояния (это могут быть обобщённые координаты, скорости, концентрации, химические потенциалы и многое другое). С помощью методов статистической физики удаётся объяснить и вычислить параметры самых разнообразных явлений: химических и каталитических процессов, турбулентности, ферромагнетизма, поведения жидких кристаллов, сверхтекучести и сверхпроводимости и многих других. </text:span></text:p>
      <text:p text:style-name="Subtitle"><text:span text:style-name="T1"/></text:p>
      <text:p text:style-name="Subtitle"><text:span text:style-name="T1">Распределение Гиббса отвечает на вопрос: какова вероятность встретить некое состояние подсистемы, если даны а) энергия состояния, б) макроскопические (условно говоря, глобальные) свойства системы, такие, например, как температура и в) известно, что система находится в термодинамическом равновесии? Оно может быть схематично выражено следующим образом:</text:span></text:p>
      <text:p text:style-name="Subtitle"><text:span text:style-name="T1">С</text:span></text:p>
      <text:p text:style-name="Subtitle"><text:span text:style-name="T1">где <text:s/>— некое состояние подсистемы, <text:s/>— энергия этого состояния, <text:s/>— абсолютная температура системы (или её аналог), а <text:s/>и <text:s/>— величины, необходимые для нормировки и соответствия размерностей. Условие равновесия очень важно, оно </text:span><text:soft-page-break/><text:span text:style-name="T1">означает, что из рассмотрения исчезает время и что вся система окажется в наиболее вероятном своём состоянии для заданных условий. </text:span></text:p>
      <text:p text:style-name="Subtitle"><text:span text:style-name="T1"/></text:p>
      <text:p text:style-name="Subtitle"><text:span text:style-name="T1">Строгий вывод выражения для распределения Гиббса нам здесь не нужен, вместо него я хочу показать красивейшее чисто математическое рассуждение, приводящее к его экспоненциальной форме. Поскольку рассматриваются части системы, которые в сумме дают всю систему, то и в качестве их характеристики стоит выбрать какую-либо аддитивную величину, то есть такую, чтобы её значение для ансамбля было арифметической суммой значений его частей. В качестве такой величины в механике можно использовать энергию. С другой стороны, мы вычисляем вероятность наблюдать некоторое состояние системы, а вероятность величина мультипликативная, то есть, если систему можно разбить на части, то вероятность наблюдать все эти части одновременно будет равна произведению вероятностей для состояния каждой из частей. Таким образом, нам нужна функция, превращающая аддитивную величину в мультипликативную. Таким свойством обладает только показательная функция , сумму аргументов превращает в произведение значений: <text:s/>Ну, а из всех показательных функций, наиболее удобной является экспонента, поскольку она очень хорошо ведёт себя при интегрировании и дифференцировании. </text:span></text:p>
      <text:p text:style-name="Subtitle"><text:span text:style-name="T1"/></text:p>
      <text:p text:style-name="Subtitle"><text:span text:style-name="T1">В нашей модели рынка мы имеем аддитивную величину — количество денег у каждого игрока, это аналог энергии. При описанном нами обмене, эта величина, как и энергия в физической системе, сохраняется. А какой смысл здесь у температуры? Это просто выяснить, посмотрев на выражение для плотности вероятности экспоненциального распределения:</text:span></text:p>
      <text:p text:style-name="Subtitle"><text:span text:style-name="T1">и вспомнив, что среднее значение для него равно . Так как число игроков в ходе торгов неизменно, то сохраняется и среднее арифметическое количество денег у игроков, равное первоначально раздаваемой сумме . Отсюда естественным образом следует, что , значит в роли температуры в нашей экономической модели выступает среднее количество денег у игроков. В «разогретом» рынке с большой ликвидностью мы сможем наблюдать и больший разброс в уровне благосостояния, чем в «холодном», ведь в экспоненциальном распределении дисперсия равна . Как говорил Остап Бендер в «Золотом Телёнке» И. Ильфа и Е. Петрова: «Раз в стране бродят какие-то денежные знаки, то должны быть люди, у которых их много.» </text:span></text:p>
      <text:p text:style-name="Subtitle"><text:span text:style-name="T1"/></text:p>
      <text:p text:style-name="Subtitle"><text:span text:style-name="T1">Если быть совсем точным, и вспомнить, что деньги в нашем эксперименте это величина дискретная, то мы наблюдаем геометрическое распределение — дискретный аналог экспоненциального. Оно встречается в задаче подсчёта числа неудач до первого выигрыша при подбрасывании монеток разной степени честности. Эти два распределения подобны и становятся неотличимы при уменьшении вероятности выигрыша. В нашем эксперименте шансы получить рубль равны , это достаточно мало для того, чтобы называть распределение экспоненциальным. </text:span></text:p>
      <text:p text:style-name="Subtitle"><text:span text:style-name="T1"/></text:p>
      <text:p text:style-name="Subtitle"><text:soft-page-break/><text:span text:style-name="T1">Осталось разобраться с равновесностью итогового состояния рынка. Термодинамическое равновесие можно описать разными способами. Во-первых, равновесным должно быть стационарное состояние, в котором система может находиться неограниченно долго, не изменяя своих макроскопических параметров, и не образуя внутри себя упорядоченных потоков вещества и энергии. Во-вторых, оно должно быть устойчивым, то есть, если вывести систему из равновесия, она будет стремиться к нему вернуться. В-третьих, это наиболее вероятное состояние системы, чаще всего наблюдаемое, в которое со временем система будет стремиться попасть из любого другого, неравновесного. Наш эксперимент демонстрирует эти критерии равновесности: придя к экспоненциальному распределению, система в нём и остается, к тому же, в эксперименте легко убедиться, что из любого произвольного распределения мы, по истечении какого-то времени, снова придём к экспоненциальному. Но это ещё не доказательство, а только намёк, что мы, скорее всего, имеем дело с равновесием. Нужен какой-то формальный измеримый критерий, который однозначно указал бы нам, что система равновесна без необходимости ждать бесконечно долго или перебирать все возможные первоначальные распределения. Это был бы полезный критерий, который можно было бы применять и к реальному рынку, без необходимости проводить рискованные эксперименты на живых людях.</text:span></text:p>
      <text:p text:style-name="Subtitle"><text:span text:style-name="T1"/></text:p>
      <text:p text:style-name="Subtitle"><text:span text:style-name="T1">Дао выраженное словами — не истинное Дао</text:span></text:p>
      <text:p text:style-name="Subtitle"><text:span text:style-name="T1"/></text:p>
      <text:p text:style-name="Subtitle"><text:span text:style-name="T1">Размышления о равновесии привели физиков к понятию энтропии, которое постепенно вышло за пределы термодинамики и так понравилось ученым всех направлений, философам и широкой публике, что теперь энтропия получила ореол загадочности, непостижимости и бог знает ещё чего. Простое и специальное, в сущности, понятие приобрело в сознании широких масс репутацию необъяснимо управляющей миром концепции. Это связано с тем, что термодинамика — универсальная наука, описывающая на очень высоком уровне абстракции системы самой разнообразной природы: от физических, химических и биологических до социальных, экономических и даже чисто гуманитарных. После школьного курса, правда, остаётся ощущение, что термодинамика — это про скучный идеальный газ, какие-то поршни и невозможный цикл Карно. Такое весьма одностороннее представление связано с тем замечательным фактом, что термодинамика, будучи одной из самых абстрактных и универсальных разделов естествознания, элегантно решает прикладные задачи, понятные школьникам и полезные в промышленности. Этого не скажешь, например, о теории категорий или топологии — тоже весьма абстрактных, универсальных и, несомненно, полезных дисциплинах, но в повседневных задачах почти не встречающихся.</text:span></text:p>
      <text:p text:style-name="Subtitle"><text:span text:style-name="T1"/></text:p>
      <text:p text:style-name="Subtitle"><text:span text:style-name="T1">Итак, энтропия. Создателю термодинамики Клаузиусу, а позже Гиббсу и Больцману потребовалась количественная характеристика равновесности, говорящая о вероятности наблюдать указанное состояние системы или её частей. Причём, эта величина, отражающая вероятность, мультипликативную по своей природе, должна быть аддитивной функцией состояния, чтобы можно было бы </text:span><text:soft-page-break/><text:span text:style-name="T1">вычислить её для системы, складывая значения, вычисленные для её частей. Когда мы искали подходящую функцию для распределения Гиббса, мы исходили из того, что она должна превращать аддитивный аргумент в мультипликативное значение. При поиске выражения для энтропии мы нуждаемся в функции, мультипликативной по аргументу и аддитивной по значению — это логарифмическая функция, обратная показательной. Энтропия состояния сложной системы может быть выражена как ожидаемое значение для логарифма вероятности наблюдения состояния всех её частей, или, по Больцману, как логарифм числа способов, которым можно реализовать это состояние системы. При этом более вероятному состоянию соответствует большее значение энтропии, а равновесному — максимальное из возможных. </text:span></text:p>
      <text:p text:style-name="Subtitle"><text:span text:style-name="T1"/></text:p>
      <text:p text:style-name="Subtitle"><text:span text:style-name="T1">Число способов реализовать то или иное состояние зависит и от числа ограничений или условий, при которых это состояние может реализоваться. Чем меньше таких ограничений, тем более вероятным является состояние и тем больше значение его энтропии. Эти ограничения и условия имеют смысл информации о состоянии. Отсюда возникла идея о том, что энтропия отражает степень нашего незнания о системе: чем меньше нам о состоянии известно, тем больше его энтропия. Позже Шеннон обобщил это понятие для любых систем, содержащих в себе информацию, в том числе и для распределений случайных величин. Вот что у него получилось: для случайной величины , определяемой функцией вероятности <text:s/>энтропия определяется следующим образом:</text:span></text:p>
      <text:p text:style-name="Subtitle"><text:span text:style-name="T1">где суммирование производится по всем значениям , в которых . Таким образом, мы имеем возможность вычислить энтропию состояния любой сложной системы, имея её статистическое описание.</text:span></text:p>
      <text:p text:style-name="Subtitle"><text:span text:style-name="T1"/></text:p>
      <text:p text:style-name="Subtitle"><text:span text:style-name="T1">Вот как изменяется энтропия по мере того как модель нашего рынка приходит к равновесию. </text:span></text:p>
      <text:p text:style-name="Subtitle"><text:span text:style-name="T1"/></text:p>
      <text:p text:style-name="Subtitle"><text:span text:style-name="T1"/></text:p>
      <text:p text:style-name="Subtitle"><text:span text:style-name="T1"/></text:p>
      <text:p text:style-name="Subtitle"><text:span text:style-name="T1">Рост энтропии по мере приближения рынка к равновесному состоянию. Горизонтальной линией на правом графике показано теоретическое значение энтропии для экспоненциального распределения, равное . Промежуточная «полочка» соответствует периоду, в течение которого распределение проходило стадию диффузии и было похоже на нормальное.</text:span></text:p>
      <text:p text:style-name="Subtitle"><text:span text:style-name="T1"/></text:p>
      <text:p text:style-name="Subtitle"><text:span text:style-name="T1">Таким образом, каждому распределению: задаваемому аналитически или полученному экспериментально в виде гистограммы, можно поставить в соответствие положительное число — его энтропию. Значит распределения можно сравнивать между собой, определяя более или менее равновесные и вероятные для </text:span><text:soft-page-break/><text:span text:style-name="T1">заданных условий. Более того, для некоторого класса распределений можно выделить распределение с максимальной энтропией, причём, только одно. Классы определяются ограничениями, или мерой нашего знания о статистических свойствах системы. Приведём несколько примеров:</text:span></text:p>
      <text:p text:style-name="Subtitle"><text:span text:style-name="T1"/></text:p>
      <text:p text:style-name="Subtitle"><text:span text:style-name="T1">что нам известно о случайной величине <text:tab/>распределений с максимальной энтропией</text:span></text:p>
      <text:p text:style-name="Subtitle"><text:span text:style-name="T1">равномерное на отрезке </text:span></text:p>
      <text:p text:style-name="Subtitle"><text:span text:style-name="T1">распределение Бернулли</text:span></text:p>
      <text:p text:style-name="Subtitle"><text:span text:style-name="T1"><text:s/>+ среднее<text:tab/>экспоненциальное, для дискретной величины — геометрическое</text:span></text:p>
      <text:p text:style-name="Subtitle"><text:span text:style-name="T1"><text:s/>+ среднее геометрическое<text:tab/>распределение Парето (степенное)</text:span></text:p>
      <text:p text:style-name="Subtitle"><text:span text:style-name="T1"><text:s/>+ среднее + среднее геометрическое<text:tab/>гамма-распределение</text:span></text:p>
      <text:p text:style-name="Subtitle"><text:span text:style-name="T1"><text:s/>+ среднее геометрическое + дисперсия для среднего геометрического<text:tab/>лог-нормальное</text:span></text:p>
      <text:p text:style-name="Subtitle"><text:span text:style-name="T1"><text:s/>+ среднее + дисперсия<text:tab/>нормальное</text:span></text:p>
      <text:p text:style-name="Subtitle"><text:span text:style-name="T1"/></text:p>
      <text:p text:style-name="Subtitle"><text:span text:style-name="T1">Знакомые всё лица! Это очень часто используемые распределения, которые статистики применяют к широчайшему классу задач. Их универсальность обусловлена именно тем, что они, имея максимальную энтропию, наиболее вероятны и наблюдаемы. К ним, как к равновесным, стремятся многие распределения реальных случайных величин. Самым свободным от ограничений среди всех прочих является нормальное распределение: оно требует минимума информации о случайной величине. Меньше уже не получится: если мы укажем лишь среднее значение, то стремясь увеличить энтропию, распределение «размажется» по всей числовой оси. Зато, если мы знаем лишь среднее значение, но при этом ограничим случайную величину положительными значениями, то равновесное распределение будет однозначным — экспоненциальным. Именно этот случай мы и наблюдали в нашем эксперименте с рынком. Нам заранее было известно лишь сколько денег мы выдали каждому игроку и то, что количество денег в системе неизменно, это фиксировало среднее значение. А так как деньги у нас величина положительная, вероятнее всего, в равновесии мы получим экспоненциальное распределение богатства с индексом Джини равным .</text:span></text:p>
      <text:p text:style-name="Subtitle"><text:span text:style-name="T1"/></text:p>
      <text:p text:style-name="Subtitle"><text:span text:style-name="T1">Существует множество модификаций описанной нами модели: обмен может происходить не одним рублём, а случайной величиной, ограниченной состоянием дающего, при этом можно давать деньги не какому-то одному игроку, а распределять случайным образом. Пока мы не вводим в игру новых параметров все эти модификации не меняют форму равновесного распределения богатства — оно остаётся экспоненциальным. В этом можно убедиться с помощью имитационного </text:span><text:soft-page-break/><text:span text:style-name="T1">моделирования, но приводить картинки для различных способов обмена не интересно — они все одинаковы. Многие исследователи отмечали эту особенность моделей рынка. Интересна модель построенная Драгулеску и Яковенко из Мерилендского университета, в которой игроков объединяют в некие компании и далее имитируется взаимодействие компаний с игроками-работниками и игроками-покупателями. Но и в этом сложном случае равновесным является экспоненциальное распределение, безразличное к выбираемым параметрам модели.</text:span></text:p>
      <text:p text:style-name="Subtitle"><text:span text:style-name="T1"/></text:p>
      <text:p text:style-name="Subtitle"><text:span text:style-name="T1">Чтобы продемонстрировать универсальность принципа максимума энтропии давайте искусственно ограничим сверху уровень богатства отдельного игрока, запретив ему получать деньги, если у него уже есть некая фиксированная сумма. Равновесное распределение, конечно же, изменится. А в случае, если правая граница будет равна удвоенному среднему значению, то мы приходим к случаю, описанному в первом ряду таблицы. Действительно, ограничивая случайную величину конечным отрезком и не указывая больше ничего, мы не можем предположить никакого другого ожидаемого значения среднего, кроме середины этого отрезка. Следовательно, равновесным распределением при таком варианте должно быть равномерное. Давайте проверим, так ли это?</text:span></text:p>
      <text:p text:style-name="Subtitle"><text:span text:style-name="T1"/></text:p>
      <text:p text:style-name="Subtitle"><text:span text:style-name="T1"/></text:p>
      <text:p text:style-name="Subtitle"><text:span text:style-name="T1"/></text:p>
      <text:p text:style-name="Subtitle"><text:span text:style-name="T1">Вот что происходит при ограничении сверху возможного уровня богатства игроков, причём, таким образом, что верхняя граница ровно вдвое превышает среднее значение. Согласно принципу максимальной энтропии, равновесным распределением должно быть равномерное. Горизонтальной линией на правом графике показано теоретическое значение энтропии для равномерного распределения.</text:span></text:p>
      <text:p text:style-name="Subtitle"><text:span text:style-name="T1"/></text:p>
      <text:p text:style-name="Subtitle"><text:span text:style-name="T1">Алгоритм обмена равными суммами с ограничением сверху</text:span></text:p>
      <text:p text:style-name="Subtitle"><text:span text:style-name="T1">А что будет при нарушении симметрии, то есть, если мы сдвинем правую границу вправо или влево?</text:span></text:p>
      <text:p text:style-name="Subtitle"><text:span text:style-name="T1"/></text:p>
      <text:p text:style-name="Subtitle"><text:span text:style-name="T1"/></text:p>
      <text:p text:style-name="Subtitle"><text:span text:style-name="T1">&lt;\br&gt;</text:span></text:p>
      <text:p text:style-name="Subtitle"><text:span text:style-name="T1"/></text:p>
      <text:p text:style-name="Subtitle"><text:span text:style-name="T1"/></text:p>
      <text:p text:style-name="Subtitle"><text:soft-page-break/><text:span text:style-name="T1">Варианты несимметричных ограниченных распределений в сравнении с распределениями Бернулли, соответствующими смещению среднего значения. Горизонтальные линии на графиках энтропии указывают теоретические значения для энтропии распределений Бернулли.</text:span></text:p>
      <text:p text:style-name="Subtitle"><text:span text:style-name="T1"/></text:p>
      <text:p text:style-name="Subtitle"><text:span text:style-name="T1">Распределение достатка перестало быть равномерным, приобретя форму ограниченного экспоненциального. При смещении правой границы влево в равновесии богатых игроков стало больше, чем бедных. Если мы «загрубим» гистограмму, оставив лишь два столбца, то получим распределение Бернулли, показывающее какова вероятность оказаться условно «бедным» или «богатым». Когда значения случайной величины ограничены всего двумя значениями, распределение Бернулли — единственный выбор, он же, естественно, доставляет максимум энтропии. Но обратите внимание на то, что энтропия наших модельных распределений стремится именно к тем значениям, которые предсказываются распределением Бернулли. Коэффициенты Джини для двух этих случаев равны и , соответственно.</text:span></text:p>
      <text:p text:style-name="Subtitle"><text:span text:style-name="T1"/></text:p>
      <text:p text:style-name="Subtitle"><text:span text:style-name="T1">Загадочная и могущественная энтропия — это, конечно, круто и, возможно, даже убедительно. Но почему же при симметричном обмене, бедных становится больше, чем богатых? Почему мода равновесного распределения равна нулю? Надо, как говорят физики, разобраться в кинетике процесса, то есть в судьбе отдельных частиц. Мы не ошиблись, предположив, что модель случайного блуждания описывает изменение состояния отдельного участника торгов: он с равной вероятностью совершает шаги как вверх, так и вниз. А для случайного блуждания выполняется один знаменитый закон подлости: проклятие игрока. Напомню, что он состоит в том, что при достаточно долгом наблюдении, случайно блуждающая частица обязательно окажется в любом наперёд указанном месте. Причём расстояние на которое частица удалится от какой-либо начальной точки пропорционально квадратному корню от числа шагов. Всё это приводит к тому, что если частица начинает свой путь вблизи нуля, то она с высокой вероятностью его достигнет, а так как ноль в нашей задаче — это непроницаемая граница, то она будет вынуждена вновь и вновь начинать свой путь около нулевой точки, испытывая пресловутое проклятие. По мере удаления частицы от нуля, вероятность к нему вернуться уменьшается и у богатых становится больше шансов сберечь своё состояние. Но тогда что же мешает частице удалиться сколь угодно далеко, а конкретному игроку стать сколь угодно богатым? Вообще-то, ничего, кроме конечности денег в системе — экспоненциальное распределение отлично от нуля на всей положительной полуоси. Но для того чтобы достичь невероятного богатства по правилам нашей игры нужно чтобы все игроки случайно выбирали одного и того же игрока раз за разом. И в первый-то раз вероятность такого выбора составляет <text:s/>— одна миллиардная для группы из десяти человек, а уж случайно повторить это много раз и вовсе невероятно. Выбор кому отдать деньги в нашей модели падает на всех одинаково, а это значит, что доставаться он будет не только богатым, но и бедным. Есть в этом мире справедливость! Хоть и торжествующая недолго, если ты не богат.</text:span></text:p>
      <text:p text:style-name="Subtitle"><text:span text:style-name="T1"/></text:p>
      <text:p text:style-name="Subtitle"><text:soft-page-break/><text:span text:style-name="T1">Экономика должна быть экономной</text:span></text:p>
      <text:p text:style-name="Subtitle"><text:span text:style-name="T1"/></text:p>
      <text:p text:style-name="Subtitle"><text:span text:style-name="T1">Покуда наша модель обмена никак не учитывает достатка игроков, она остаётся нереалистичной. В действительности, богатые тратят больше, а бедные меньше, более того, разумные люди стараются сохранить какую-то часть своего состояния. В качестве следующего усложнения модели, давайте потребуем, чтобы игроки при обмене отдавали некую известную долю <text:s/>своего состояния. В систему вводится новый параметр и новое ограничение, следовательно, равновесное состояние может отклониться от экспоненциального. Оперируя долями от уровня благосостояния, мы переходим к мультипликативным характеристикам, таким, например, как доходность вложения, возврат инвестиций и т.д. Во всех учебниках по экономике указывается, что если вы желаете вычислить среднюю доходность вложения, скажем, за много лет, следует вычислять среднее геометрическое для доходностей каждого года. В нашем случае среднее геометрическое однозначно, хоть и нетривиально, определяется значением . Таким образом, добавляя новый параметр мы фиксируем среднее геометрическое распределения дохода игроков, или среднюю доходность модели рынка. Значит, мы можем ожидать, что равновесное распределение богатства должно неплохо описываться гамма-распределением. В этом мы можем убедиться, проведя имитационное моделирование.</text:span></text:p>
      <text:p text:style-name="Subtitle"><text:span text:style-name="T1"/></text:p>
      <text:p text:style-name="Subtitle"><text:span text:style-name="T1"/></text:p>
      <text:p text:style-name="Subtitle"><text:span text:style-name="T1"/></text:p>
      <text:p text:style-name="Subtitle"><text:span text:style-name="T1">Если расходы при обмене пропорциональны достатку равновесное распределение стремится к характерному несиметричному колоколообразному гамма-распределению. В данной модели . Средняя доходность обмена составила .</text:span></text:p>
      <text:p text:style-name="Subtitle"><text:span text:style-name="T1"/></text:p>
      <text:p text:style-name="Subtitle"><text:span text:style-name="T1">Алгоритм пропорционального обмена</text:span></text:p>
      <text:p text:style-name="Subtitle"><text:span text:style-name="T1">Уменьшение доли бедняков связано с тем, что они тратят в среднем меньше, чем получают от богатых, ведь и те и другие обмениваются долями своего капитала. Но этот социальный лифт действует только при . Если тратить больше половины того, что имеешь, вероятность оказаться в бедняках становится весьма ощутимой. Для различных значений <text:s/>можно получить весьма различающиеся по форме распределения с широким диапазоном несправедливости:</text:span></text:p>
      <text:p text:style-name="Subtitle"><text:span text:style-name="T1"/></text:p>
      <text:p text:style-name="Subtitle"><text:span text:style-name="T1"/></text:p>
      <text:p text:style-name="Subtitle"><text:span text:style-name="T1"/></text:p>
      <text:p text:style-name="Subtitle"><text:span text:style-name="T1">Различные варианты равновесных распределений при расходах, пропорциональных достатку. Графики помечены значениями , а на правом графике в скобках приведены ещё и значения индекса Джини.</text:span></text:p>
      <text:p text:style-name="Subtitle"><text:soft-page-break/><text:span text:style-name="T1"/></text:p>
      <text:p text:style-name="Subtitle"><text:span text:style-name="T1">Точное решение</text:span></text:p>
      <text:p text:style-name="Subtitle"><text:span text:style-name="T1"/></text:p>
      <text:p text:style-name="Subtitle"><text:span text:style-name="T1">Видно, что чем большую часть своего капитала игроки вынуждены тратить (например, на повседневные нужды или еду), тем больше становится доля бедных и тем менее справедливым становится общество. Любопытно, что при <text:s/>равновесное распределение становится экспоненциальным, как в модели при равном обмене. Экспоненциальное распределение является частным случаем гамма-распределения, так что это превращение, само по себе, неудивительно. Но тут есть одна любопытная тонкость: энтропия этого частного случая больше чем энтропия распределений с любыми другими значениями . Посмотрите, как изменяется энтропия по мере развития ситуации при :</text:span></text:p>
      <text:p text:style-name="Subtitle"><text:span text:style-name="T1"/></text:p>
      <text:p text:style-name="Subtitle"><text:span text:style-name="T1"/></text:p>
      <text:p text:style-name="Subtitle"><text:span text:style-name="T1">В процессе перехода к равновесию, система «проскакивает» состояние с максимальной энтропией.</text:span></text:p>
      <text:p text:style-name="Subtitle"><text:span text:style-name="T1"/></text:p>
      <text:p text:style-name="Subtitle"><text:span text:style-name="T1">Сначала значение энтропии монотонно увеличивается, потом, немного не достигая теоретического максимума, соответствующего экспоненциальному распределению, останавливается и начинает уменьшаться. Нет ли в этом противоречия с определением равновесного состояния, как состояния с максимумом энтропии? Противоречия нет, поскольку равновесное состояние должно быть стационарным, то есть не создающим направленных потоков энергии и устойчивым, или, говоря языком теории динамических систем, притягивающим к себе систему. И из всех стационарных равновесным будет состояние с максимальной энтропией. А в нашем случае , экспоненциальное распределение соответствует нестационарному состоянию. </text:span></text:p>
      <text:p text:style-name="Subtitle"><text:span text:style-name="T1"/></text:p>
      <text:p text:style-name="Subtitle"><text:span text:style-name="T1">Исследователи из Бостонского университета Исполатов и Крапивский усложнили модель пропорционального обмена таким образом, что обмен происходит с учётом не только благосостояния тратящего, но и получающего. Миллионер редко покупает что-либо у зеленщика, и зеленщик нечасто имеет большой доход, с другой стороны, производитель автомобилей экстра класса будет взаимодействовать лишь с богатыми клиентами, но и сам останется не в накладе. И вот, в моделях, в которых богатые начинают платить преимущественно богатым, а бедные — бедным, общество разваливается окончательно. </text:span></text:p>
      <text:p text:style-name="Subtitle"><text:span text:style-name="T1"/></text:p>
      <text:p text:style-name="Subtitle"><text:span text:style-name="T1"/></text:p>
      <text:p text:style-name="Subtitle"><text:span text:style-name="T1"/></text:p>
      <text:p text:style-name="Subtitle"><text:soft-page-break/><text:span text:style-name="T1">Если денежные потоки становятся зависимы от капитала, система теряет устойчивость и приводит к постоянному обнищанию группы и нарастанию классового неравенства. В этом примере <text:s/>(см. алгоритм внизу).</text:span></text:p>
      <text:p text:style-name="Subtitle"><text:span text:style-name="T1">Алгоритм пропорционального обмена Исполатова-Крапивского</text:span></text:p>
      <text:p text:style-name="Subtitle"><text:span text:style-name="T1">В этой системе существует только одно стационарное состояние: когда все игроки не имеют (и следовательно не получают) ровным счётом ничего, а всё богатство достаётся кому-нибудь одному. Коэффициент Джини в таком состоянии практически равен единице, и оно очень далеко от нормального равновесного — его энтропия почти равна нулю. Спасти положение может ограничение снизу, запрещающее игрокам терять абсолютно все сбережения, и в этом случае равновесное распределение становится снова экспоненциальным либо гамма-образным. Можно также ввести ограничение сверху — тогда мы получим некое несимметричное распределение, соответствующее распределению Бернулли. Модель такого дикого рынка вполне применима к рынку ценных бумаг без каких-либо ограничений, но на реальных биржах с этим борются, вводя ограничения на объем сделок, совершаемых за день и на максимальные уровни роста или падения цены на тот или иной актив. </text:span></text:p>
      <text:p text:style-name="Subtitle"><text:span text:style-name="T1"/></text:p>
      <text:p text:style-name="Subtitle"><text:span text:style-name="T1">Всё это печальные выводы, говорящие не в пользу свободного рынка, то ли дело, модель, предложенная Шариковым! А какова же энтропия у вырожденного распределения? Согласно стандартной формуле, она в точности равна нулю. Это самое неравновесное, самое маловероятное распределение, и в любой модели обмена оно нестационарно, так что получить подобное общество можно только искусственно. Дикий рынок, конечно, не подарок — он неустойчив и тяготеет к вопиющему неравенству. Требуется множество взаимосогласованных ограничений и тонко настроенных связей для построения устойчивого рынка и более или менее справедливого общества. Человечество исследует этот вопрос ещё не очень долго и в основном, на ощупь, методом проб и ошибок, но одно ясно: несправедливость в экономическом пространстве — не следствие поганой человеческой натуры, а объективное свойство системы, частью которой мы все являемся. Более того, попытки создать абсолютную справедливость по-шариковски всегда проходили с с боем и кровью, а результаты, в силу её неравновесности, существовали недолго.</text:span></text:p>
      <text:p text:style-name="Subtitle"><text:span text:style-name="T1"/></text:p>
      <text:p text:style-name="Subtitle"><text:span text:style-name="T1">Вряд ли молекулы и атомы рассуждают о несправедливости своего мира, да и физики с инженерами за двести лет смирились с тем, что какую бы идеальную тепловую машину они не построили, хаос не позволит преобразовать тепло в работу больше положенной доли. Когда понятно, то не так обидно. Надеюсь, эта глава поможет любопытному читателю понять и принять наш сложный несправедливый ми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ru" fo:country="RU"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15%" fo:text-align="justify" style:justify-single-word="false" fo:orphans="2" fo:widows="2" fo:hyphenation-ladder-count="no-limit" fo:text-indent="0.7cm" style:auto-text-indent="false" style:writing-mode="lr-tb"/>
      <style:text-properties style:font-name="Times New Roman" fo:font-family="'Times New Roman'"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cm" fo:margin-right="0cm" fo:margin-top="1.058cm" fo:margin-bottom="0.847cm" loext:contextual-spacing="false" fo:text-align="center" style:justify-single-word="false" fo:keep-together="always" fo:text-indent="0cm" style:auto-text-indent="false" fo:keep-with-next="always"/>
      <style:text-properties style:font-name="Cambria" fo:font-family="Cambria"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default-outline-level="" style:class="chapter">
      <style:paragraph-properties fo:margin-top="0cm" fo:margin-bottom="0.423cm" loext:contextual-spacing="false"/>
      <style:text-properties fo:color="#0f243e" fo:font-size="11pt" fo:letter-spacing="0.026cm" fo:font-style="italic" style:font-name-asian="F" style:font-family-generic-asian="system" style:font-pitch-asian="variable" style:font-size-asian="11pt" style:font-style-asian="italic" style:font-name-complex="F" style:font-family-generic-complex="system" style:font-pitch-complex="variable" style:font-size-complex="12pt" style:font-style-complex="italic"/>
    </style:style>
    <style:style style:name="Закон" style:family="paragraph" style:parent-style-name="Standard" style:default-outline-level="">
      <style:paragraph-properties fo:margin-left="2cm" fo:margin-right="2cm" fo:margin-top="0.423cm" fo:margin-bottom="0.423cm" loext:contextual-spacing="false" fo:text-align="center" style:justify-single-word="false" fo:text-indent="0cm" style:auto-text-indent="false" fo:padding="0.423cm" fo:border="0.26pt solid #e36c0a"/>
      <style:text-properties fo:color="#943634" fo:font-weight="bold" style:font-weight-asian="bold"/>
    </style:style>
    <style:style style:name="Подпись_20_к_20_рисунку" style:display-name="Подпись к рисунку" style:family="paragraph" style:parent-style-name="Standard" style:default-outline-level="">
      <style:paragraph-properties fo:margin-left="1cm" fo:margin-right="1cm" fo:margin-top="0.212cm" fo:margin-bottom="0.423cm" loext:contextual-spacing="false" fo:keep-together="always" fo:text-indent="0cm" style:auto-text-indent="false"/>
      <style:text-properties fo:font-style="italic" style:font-style-asian="italic"/>
    </style:style>
    <style:style style:name="Определения" style:family="paragraph" style:parent-style-name="Standard" style:default-outline-level="">
      <style:paragraph-properties fo:margin-left="0.7cm" fo:margin-right="0.7cm" fo:margin-top="0.423cm" fo:margin-bottom="0.423cm" loext:contextual-spacing="true" fo:line-height="125%" fo:text-align="start" style:justify-single-word="false" fo:text-indent="0cm" style:auto-text-indent="false"/>
      <style:text-properties fo:color="#1f497d"/>
    </style:style>
    <style:style style:name="Endnote" style:family="paragraph" style:parent-style-name="Standard" style:default-outline-level="" style:class="extra">
      <style:paragraph-properties fo:line-height="100%"/>
      <style:text-properties fo:font-size="10pt" style:font-size-asian="10pt" style:font-size-complex="10pt"/>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Drawing" style:family="paragraph" style:parent-style-name="Standard" style:next-style-name="Подпись_20_к_20_рисунку" style:default-outline-level="" style:class="extra">
      <style:paragraph-properties fo:margin-left="0cm" fo:margin-right="0cm" fo:margin-top="0.423cm" fo:margin-bottom="0.212cm" loext:contextual-spacing="false" fo:text-align="center" style:justify-single-word="false" fo:text-indent="0cm" style:auto-text-indent="false" fo:keep-with-next="always"/>
      <style:text-properties fo:font-style="italic" style:language-asian="ru" style:country-asian="RU" style:font-style-asian="italic" style:font-style-complex="italic"/>
    </style:style>
    <style:style style:name="Формула" style:family="paragraph" style:parent-style-name="Drawing" style:default-outline-level="">
      <style:paragraph-properties fo:margin-left="0.4cm" fo:margin-right="0.4cm" fo:margin-top="0.212cm" fo:margin-bottom="0.212cm" loext:contextual-spacing="false" fo:text-indent="0cm" style:auto-text-indent="false"/>
    </style:style>
    <style:style style:name="Эпиграф" style:family="paragraph" style:parent-style-name="Subtit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mjx_5f_assistive_5f_mathml" style:display-name="mjx_assistive_math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Подзаголовок_20_Знак" style:display-name="Подзаголовок Знак"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20pt" fo:font-weight="bold" style:font-name-asian="F" style:font-family-generic-asian="system" style:font-pitch-asian="variable" style:font-size-asian="20pt" style:font-weight-asian="bold" style:font-name-complex="F" style:font-family-generic-complex="system" style:font-pitch-complex="variable" style:font-size-complex="14pt" style:font-weight-complex="bold"/>
    </style:style>
    <style:style style:name="Placeholder_20_Text" style:display-name="Placeholder Text" style:family="text" style:parent-style-name="Default_20_Paragraph_20_Font">
      <style:text-properties fo:color="#808080"/>
    </style:style>
    <style:style style:name="Текст_20_концевой_20_сноски_20_Знак" style:display-name="Текст концевой сноски Знак" style:family="text" style:parent-style-name="Default_20_Paragraph_20_Font">
      <style:text-properties style:font-name="Times New Roman" fo:font-family="'Times New Roman'" style:font-family-generic="roman" style:font-pitch="variable"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0f243e" fo:font-style="normal" fo:font-weight="bold" style:font-style-asian="normal" style:font-weight-asian="bold" style:font-style-complex="italic" style:font-weight-complex="bold"/>
    </style:style>
    <style:style style:name="термин" style:family="text" style:parent-style-name="Default_20_Paragraph_20_Font">
      <style:text-properties fo:color="#215868" fo:font-style="italic" fo:background-color="#ffffff" style:language-asian="ru" style:country-asian="RU" style:font-style-asian="italic" style:font-style-complex="italic"/>
    </style:style>
    <style:style style:name="post_5f__5f_title-text" style:display-name="post__title-text"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9-05-11T13:41:07.183434018</meta:creation-date>
    <dc:date>2019-05-11T13:52:01.481727137</dc:date>
    <dc:language>ru-RU</dc:language>
    <meta:editing-duration>PT3M</meta:editing-duration>
    <meta:generator>LibreOffice/6.1.5.2$Linux_X86_64 LibreOffice_project/10$Build-2</meta:generator>
    <meta:document-statistic meta:table-count="0" meta:image-count="0" meta:object-count="0" meta:page-count="15" meta:paragraph-count="84" meta:word-count="4676" meta:character-count="35668" meta:non-whitespace-character-count="309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oH" xlink:href=""/>
  </office:meta>
</office:document-meta>
</file>